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000000" fo:border-right="none" fo:border-top="1.05pt double #000000" fo:border-bottom="1.05pt double #000000"/>
    </style:style>
    <style:style style:name="Table1.F1" style:family="table-cell">
      <style:table-cell-properties style:border-line-width="0.0049in 0.0049in 0.0049in" fo:padding="0.0382in" fo:border="1.05pt double #000000"/>
    </style:style>
    <style:style style:name="Table1.A2" style:family="table-cell">
      <style:table-cell-properties style:border-line-width-left="0.0049in 0.0049in 0.0049in" style:border-line-width-bottom="0.0049in 0.0049in 0.0049in" fo:padding="0.0382in" fo:border-left="1.05pt double #000000" fo:border-right="none" fo:border-top="none" fo:border-bottom="1.05pt double #000000"/>
    </style:style>
    <style:style style:name="Table1.F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000000" fo:border-right="1.05pt double #000000" fo:border-top="none" fo:border-bottom="1.05pt double #000000"/>
    </style:style>
    <style:style style:name="P1" style:family="paragraph" style:parent-style-name="Table_20_Contents">
      <style:text-properties officeooo:rsid="001208fd" officeooo:paragraph-rsid="001208fd"/>
    </style:style>
    <style:style style:name="P2" style:family="paragraph" style:parent-style-name="Table_20_Contents">
      <style:paragraph-properties fo:text-align="center" style:justify-single-word="false"/>
      <style:text-properties style:font-name="Carlito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1208fd" officeooo:paragraph-rsid="001208fd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Carlito" fo:font-size="18pt" fo:font-weight="bold" officeooo:rsid="001208fd" officeooo:paragraph-rsid="001208f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Carlito" fo:font-size="18pt" fo:font-weight="bold" officeooo:rsid="001208fd" officeooo:paragraph-rsid="001208fd" fo:background-color="transparent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8pt" fo:font-weight="bold" fo:background-color="#729fcf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Lun</text:p>
          </table:table-cell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Mie</text:p>
          </table:table-cell>
          <table:table-cell table:style-name="Table1.A1" office:value-type="string">
            <text:p text:style-name="P3">Jue</text:p>
          </table:table-cell>
          <table:table-cell table:style-name="Table1.F1" office:value-type="string">
            <text:p text:style-name="P3">Vie</text:p>
          </table:table-cell>
        </table:table-row>
        <table:table-row>
          <table:table-cell table:style-name="Table1.A2" office:value-type="string">
            <text:p text:style-name="P3">8: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: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: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table:number-rows-spanned="2" office:value-type="string">
            <text:p text:style-name="P5">T: 10 a 12</text:p>
            <text:p text:style-name="P5">Au 13</text:p>
          </table:table-cell>
        </table:table-row>
        <table:table-row>
          <table:table-cell table:style-name="Table1.A2" office:value-type="string">
            <text:p text:style-name="P3">11:00</text:p>
          </table:table-cell>
          <table:table-cell table:style-name="Table1.A2" office:value-type="string">
            <text:p text:style-name="P2"/>
          </table:table-cell>
          <table:table-cell table:style-name="Table1.A2" table:number-rows-spanned="2" office:value-type="string">
            <text:p text:style-name="P4">P: 11 a 13</text:p>
            <text:p text:style-name="P4">Au 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3">12:00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3: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4: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table:number-rows-spanned="2" office:value-type="string">
            <text:p text:style-name="P4">P: 14 a 16</text:p>
            <text:p text:style-name="P4">Au 105</text:p>
          </table:table-cell>
        </table:table-row>
        <table:table-row>
          <table:table-cell table:style-name="Table1.A2" office:value-type="string">
            <text:p text:style-name="P3">15: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3">16: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40:42.640421560</meta:creation-date>
    <dc:date>2019-03-04T13:49:22.078199335</dc:date>
    <meta:editing-duration>PT1H48M8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20" meta:word-count="32" meta:character-count="104" meta:non-whitespace-character-count="92"/>
  </office:meta>
</office:document-meta>
</file>